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</style:style>
    <style:style style:name="P3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Black" fo:font-size="16pt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<text:span text:style-name="T1">CÁLCULOS NEUMATICOS</text:span></text:p>
          </table:table-cell>
          <table:table-cell table:style-name="Tabla1.B1" office:value-type="string">
            <text:p text:style-name="P2"><text:span text:style-name="T2">CN</text:span></text:p>
          </table:table-cell>
          <table:table-cell table:style-name="Tabla1.B1" office:value-type="string">
            <text:p text:style-name="P3"/>
          </table:table-cell>
          <table:table-cell table:style-name="Tabla1.D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  <table:table-row table:style-name="Tabla1.2">
          <table:table-cell table:style-name="Tabla1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5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19:00</meta:creation-date>
    <dc:creator>Ángel Millán León</dc:creator>
    <dc:date>2007-10-12T11:08:32</dc:date>
    <dc:language>es-ES</dc:language>
    <meta:editing-cycles>2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2" meta:character-count="95"/>
  </office:meta>
</office:document-meta>
</file>